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.setSourc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.getDefinition( String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ibrary.Library( LibraryManager lm , ServiceSelector builder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.includeAs( String key , String sour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brary.addDefinition( WidgetDefinition 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brary.buildWidgetDefinition( Element widgetDefinition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pendency.Dependency( String dependencySour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ency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.dependenciesHave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brary.buildLibrary( Element library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